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For loop</text:span></text:p>
      <text:p text:style-name="P1"><text:span text:style-name="T3">A for loop is used for iterating over a sequence (that is either a list, a tuple, a dictionary, a set, or a string).</text:span></text:p>
      <text:p text:style-name="P1"><text:span text:style-name="T3">This is less like the for keyword in other programming languages, and works more like an iterator method as found in other object-orientated programming languages.</text:span></text:p>
      <text:p text:style-name="P1"><text:span text:style-name="T3">With the for loop we can execute a set of statements, once for each item in a list, tuple, set etc.</text:span></text:p>
      <text:p text:style-name="P1"><text:span text:style-name="T3">eg-</text:span></text:p>
      <text:p text:style-name="P1"><text:span text:style-name="T3">fruits = ["apple", "banana", "cherry"]</text:span></text:p>
      <text:p text:style-name="P1"><text:span text:style-name="T3">for x in fruits:</text:span></text:p>
      <text:p text:style-name="P1"><text:span text:style-name="T3"><text:s text:c="2"/>print(x)</text:span></text:p>
      <text:p text:style-name="P1"><text:span text:style-name="T3">output -</text:span></text:p>
      <text:p text:style-name="P1"><text:span text:style-name="T3">apple</text:span></text:p>
      <text:p text:style-name="P1"><text:span text:style-name="T3">banana</text:span></text:p>
      <text:p text:style-name="P1"><text:span text:style-name="T3">cherry</text:span></text:p>
      <text:p text:style-name="P1"><text:span text:style-name="T3">-----------------------------------------------------------------------------------------------------</text:span></text:p>
      <text:p text:style-name="P1"><text:span text:style-name="T4">The break Statement</text:span></text:p>
      <text:p text:style-name="P1"><text:span text:style-name="T5">With the break statement we can stop the loop before it has looped through all the items:</text:span></text:p>
      <text:p text:style-name="P1"><text:span text:style-name="T5">eg-</text:span></text:p>
      <text:p text:style-name="P1"><text:span text:style-name="T5">fruits = ["apple", "banana", "cherry"]</text:span></text:p>
      <text:p text:style-name="P1"><text:span text:style-name="T5">for x in fruits:</text:span></text:p>
      <text:p text:style-name="P1"><text:span text:style-name="T5"><text:s text:c="2"/>print(x)</text:span></text:p>
      <text:p text:style-name="P1"><text:span text:style-name="T5"><text:s text:c="2"/>if x == "banana":</text:span></text:p>
      <text:p text:style-name="P1"><text:span text:style-name="T5"><text:s text:c="4"/>break</text:span></text:p>
      <text:p text:style-name="P1"><text:span text:style-name="T5">output -</text:span></text:p>
      <text:p text:style-name="P1"><text:span text:style-name="T5"><text:s text:c="2"/>apple</text:span></text:p>
      <text:p text:style-name="P1"><text:span text:style-name="T5">banana</text:span></text:p>
      <text:p text:style-name="P1"><text:span text:style-name="T5">------------------------------------------------------------------------------------------------------</text:span></text:p>
      <text:p text:style-name="P1"><text:span text:style-name="T6">The continue Statement</text:span></text:p>
      <text:p text:style-name="P1"><text:span text:style-name="T7">With the continue statement we can stop the current iteration of the loop, and continue with the next:</text:span></text:p>
      <text:p text:style-name="P1"><text:span text:style-name="T7">eg-</text:span></text:p>
      <text:p text:style-name="P1"><text:span text:style-name="T7">fruits = ["apple", "banana", "cherry"]</text:span></text:p>
      <text:p text:style-name="P1"><text:span text:style-name="T7">for x in fruits:</text:span></text:p>
      <text:p text:style-name="P1"><text:span text:style-name="T7"><text:s text:c="2"/>if x == "banana":</text:span></text:p>
      <text:p text:style-name="P1"><text:span text:style-name="T7"><text:s text:c="4"/>continue</text:span></text:p>
      <text:p text:style-name="P1"><text:span text:style-name="T7"><text:s text:c="2"/>print(x)</text:span></text:p>
      <text:p text:style-name="P1"><text:span text:style-name="T7"><text:s/>output -</text:span></text:p>
      <text:p text:style-name="P1"><text:span text:style-name="T7">apple</text:span></text:p>
      <text:p text:style-name="P1"><text:span text:style-name="T7">cherry</text:span></text:p>
      <text:p text:style-name="P1"><text:span text:style-name="T7">------------------------------------------------------------------------------------------------------</text:span></text:p>
      <text:p text:style-name="P1"><text:span text:style-name="T8">The range() Function</text:span></text:p>
      <text:p text:style-name="P1"><text:span text:style-name="T9">To loop through a set of code a specified number of times, we can use the range() function,</text:span></text:p>
      <text:p text:style-name="P1"><text:span text:style-name="T9">The range() function returns a sequence of numbers, starting from 0 by default, and increments by 1 (by default), and ends at a specified number.</text:span></text:p>
      <text:p text:style-name="P1"><text:span text:style-name="T9">eg-</text:span></text:p>
      <text:p text:style-name="P1"><text:span text:style-name="T9">for x in range(6):</text:span></text:p>
      <text:p text:style-name="P1"><text:span text:style-name="T9"><text:s text:c="2"/>print(x)</text:span></text:p>
      <text:p text:style-name="P1"><text:span text:style-name="T9">0</text:span></text:p>
      <text:p text:style-name="P1"><text:span text:style-name="T9">1</text:span></text:p>
      <text:p text:style-name="P1"><text:span text:style-name="T9">2</text:span></text:p>
      <text:p text:style-name="P1"><text:span text:style-name="T9">3</text:span></text:p>
      <text:p text:style-name="P1"><text:span text:style-name="T9">4</text:span></text:p>
      <text:p text:style-name="P1"><text:span text:style-name="T9">5</text:span></text:p>
      <text:p text:style-name="P1"><text:span text:style-name="T9">------------------------------------------------------------------------------------------------------</text:span></text:p>
      <text:p text:style-name="P1"><text:span text:style-name="T10">Else in For Loop</text:span></text:p>
      <text:p text:style-name="P1"><text:span text:style-name="T11">The else keyword in a for loop specifies a block of code to be executed when the loop is finished:</text:span></text:p>
      <text:p text:style-name="P1"><text:span text:style-name="T11">eg-</text:span></text:p>
      <text:p text:style-name="P1"><text:span text:style-name="T11">for x in range(6):</text:span></text:p>
      <text:p text:style-name="P1"><text:span text:style-name="T11"><text:s text:c="2"/>print(x)</text:span></text:p>
      <text:p text:style-name="P1"><text:span text:style-name="T11">else:</text:span></text:p>
      <text:p text:style-name="P1"><text:span text:style-name="T11"><text:s text:c="2"/>print("Finally finished!")</text:span></text:p>
      <text:p text:style-name="P1"><text:span text:style-name="T11">output-</text:span></text:p>
      <text:p text:style-name="P1"><text:span text:style-name="T11">0</text:span></text:p>
      <text:p text:style-name="P1"><text:span text:style-name="T11">1</text:span></text:p>
      <text:p text:style-name="P1"><text:span text:style-name="T11">2</text:span></text:p>
      <text:p text:style-name="P1"><text:span text:style-name="T11">3</text:span></text:p>
      <text:p text:style-name="P1"><text:span text:style-name="T11">4</text:span></text:p>
      <text:p text:style-name="P1"><text:span text:style-name="T11">5</text:span></text:p>
      <text:p text:style-name="P1"><text:span text:style-name="T11">Finally finished!</text:span></text:p>
      <text:p text:style-name="P1"><text:span text:style-name="T11">------------------------------------------------------------------------------------------------------</text:span></text:p>
      <text:p text:style-name="P1"><text:span text:style-name="T12">Nested Loops</text:span></text:p>
      <text:p text:style-name="P1"><text:span text:style-name="T13">A nested loop is a loop inside a loop.</text:span></text:p>
      <text:p text:style-name="P1"><text:span text:style-name="T13">The "inner loop" will be executed one time for each iteration of the "outer loop":</text:span></text:p>
      <text:p text:style-name="P1"><text:span text:style-name="T13">eg-</text:span></text:p>
      <text:p text:style-name="P1"><text:span text:style-name="T13">adj = ["red", "big", "tasty"]</text:span></text:p>
      <text:p text:style-name="P1"><text:span text:style-name="T13">fruits = ["apple", "banana", "cherry"]</text:span></text:p>
      <text:p text:style-name="P1"><text:span text:style-name="T14"/></text:p>
      <text:p text:style-name="P1"><text:span text:style-name="T15">for x in adj:</text:span></text:p>
      <text:p text:style-name="P1"><text:span text:style-name="T15"><text:s text:c="2"/>for y in fruits:</text:span></text:p>
      <text:p text:style-name="P1"><text:span text:style-name="T15"><text:s text:c="4"/>print(x, y)</text:span></text:p>
      <text:p text:style-name="P1"><text:span text:style-name="T15">output-</text:span></text:p>
      <text:p text:style-name="P1"><text:span text:style-name="T15">red apple</text:span></text:p>
      <text:p text:style-name="P1"><text:span text:style-name="T15">red banana</text:span></text:p>
      <text:p text:style-name="P1"><text:span text:style-name="T15">red cherry</text:span></text:p>
      <text:p text:style-name="P1"><text:span text:style-name="T15">big apple</text:span></text:p>
      <text:p text:style-name="P1"><text:span text:style-name="T15">big banana</text:span></text:p>
      <text:p text:style-name="P1"><text:span text:style-name="T15">big cherry</text:span></text:p>
      <text:p text:style-name="P1"><text:span text:style-name="T15">tasty apple</text:span></text:p>
      <text:p text:style-name="P1"><text:span text:style-name="T15">tasty banana</text:span></text:p>
      <text:p text:style-name="P1"><text:span text:style-name="T15">tasty cherry</text:span></text:p>
      <text:p text:style-name="P1"><text:span text:style-name="T15">------------------------------------------------------------------------------------------------------</text:span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